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543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535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shapes>
          <draw:frame draw:z-index="0" draw:style-name="gr1" svg:width="6.5in" svg:height="8.15in" svg:x="0in" svg:y="0.0102in">
            <draw:object draw:notify-on-update-of-ranges="Sheet1.A1:Sheet1.A1 Sheet1.A2:Sheet1.A101 Sheet1.B1:Sheet1.B1 Sheet1.B2:Sheet1.B101 Sheet1.C1:Sheet1.C1 Sheet1.C2:Sheet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>
            <text:p>n</text:p>
          </table:table-cell>
          <table:table-cell office:value-type="string">
            <text:p>ArraySequence</text:p>
          </table:table-cell>
          <table:table-cell office:value-type="string">
            <text:p>LinkedSeque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49.5956">
            <text:p>949.6</text:p>
          </table:table-cell>
          <table:table-cell office:value-type="float" office:value="556.7236">
            <text:p>556.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5.0869">
            <text:p>375.09</text:p>
          </table:table-cell>
          <table:table-cell office:value-type="float" office:value="661.7186">
            <text:p>661.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0.4556">
            <text:p>110.46</text:p>
          </table:table-cell>
          <table:table-cell office:value-type="float" office:value="115.273">
            <text:p>115.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9.1323">
            <text:p>109.13</text:p>
          </table:table-cell>
          <table:table-cell office:value-type="float" office:value="122.1207">
            <text:p>122.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8.949">
            <text:p>108.95</text:p>
          </table:table-cell>
          <table:table-cell office:value-type="float" office:value="115.1911">
            <text:p>115.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8.2038">
            <text:p>108.2</text:p>
          </table:table-cell>
          <table:table-cell office:value-type="float" office:value="720.4268">
            <text:p>720.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.7371">
            <text:p>39.74</text:p>
          </table:table-cell>
          <table:table-cell office:value-type="float" office:value="117.0332">
            <text:p>117.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3.3273">
            <text:p>33.33</text:p>
          </table:table-cell>
          <table:table-cell office:value-type="float" office:value="118.404">
            <text:p>118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.6416">
            <text:p>32.64</text:p>
          </table:table-cell>
          <table:table-cell office:value-type="float" office:value="117.1469">
            <text:p>117.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.9479">
            <text:p>32.95</text:p>
          </table:table-cell>
          <table:table-cell office:value-type="float" office:value="253.6224">
            <text:p>253.6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6.5214">
            <text:p>706.52</text:p>
          </table:table-cell>
          <table:table-cell office:value-type="float" office:value="47.7075">
            <text:p>47.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.7866">
            <text:p>58.79</text:p>
          </table:table-cell>
          <table:table-cell office:value-type="float" office:value="46.262">
            <text:p>46.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.2489">
            <text:p>50.25</text:p>
          </table:table-cell>
          <table:table-cell office:value-type="float" office:value="49.964">
            <text:p>49.9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4.6926">
            <text:p>64.69</text:p>
          </table:table-cell>
          <table:table-cell office:value-type="float" office:value="45.3847">
            <text:p>45.3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6.2369">
            <text:p>66.24</text:p>
          </table:table-cell>
          <table:table-cell office:value-type="float" office:value="44.8292">
            <text:p>44.8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0.7609">
            <text:p>50.76</text:p>
          </table:table-cell>
          <table:table-cell office:value-type="float" office:value="44.9988">
            <text:p>4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7.3292">
            <text:p>47.33</text:p>
          </table:table-cell>
          <table:table-cell office:value-type="float" office:value="44.7285">
            <text:p>44.7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.992">
            <text:p>44.99</text:p>
          </table:table-cell>
          <table:table-cell office:value-type="float" office:value="45.5555">
            <text:p>45.5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8.4462">
            <text:p>58.45</text:p>
          </table:table-cell>
          <table:table-cell office:value-type="float" office:value="52.1393">
            <text:p>52.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1.3001">
            <text:p>71.3</text:p>
          </table:table-cell>
          <table:table-cell office:value-type="float" office:value="47.5777">
            <text:p>47.5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8.857">
            <text:p>278.86</text:p>
          </table:table-cell>
          <table:table-cell office:value-type="float" office:value="46.6065">
            <text:p>46.6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7.4295">
            <text:p>97.43</text:p>
          </table:table-cell>
          <table:table-cell office:value-type="float" office:value="46.17">
            <text:p>46.1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8.5889">
            <text:p>78.59</text:p>
          </table:table-cell>
          <table:table-cell office:value-type="float" office:value="46.9174">
            <text:p>46.9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6.3829">
            <text:p>96.38</text:p>
          </table:table-cell>
          <table:table-cell office:value-type="float" office:value="44.8625">
            <text:p>44.8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6.496">
            <text:p>86.5</text:p>
          </table:table-cell>
          <table:table-cell office:value-type="float" office:value="45.2082">
            <text:p>45.2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7.3229">
            <text:p>87.32</text:p>
          </table:table-cell>
          <table:table-cell office:value-type="float" office:value="45.334">
            <text:p>45.3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444.8208">
            <text:p>4444.82</text:p>
          </table:table-cell>
          <table:table-cell office:value-type="float" office:value="44.9819">
            <text:p>44.9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9.7808">
            <text:p>89.78</text:p>
          </table:table-cell>
          <table:table-cell office:value-type="float" office:value="46.057">
            <text:p>46.0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3.4264">
            <text:p>63.43</text:p>
          </table:table-cell>
          <table:table-cell office:value-type="float" office:value="45.9012">
            <text:p>45.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4.7607">
            <text:p>54.76</text:p>
          </table:table-cell>
          <table:table-cell office:value-type="float" office:value="45.7477">
            <text:p>45.7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2.8259">
            <text:p>52.83</text:p>
          </table:table-cell>
          <table:table-cell office:value-type="float" office:value="89.4875">
            <text:p>89.4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.4017">
            <text:p>52.4</text:p>
          </table:table-cell>
          <table:table-cell office:value-type="float" office:value="55.2855">
            <text:p>55.2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9.6828">
            <text:p>49.68</text:p>
          </table:table-cell>
          <table:table-cell office:value-type="float" office:value="43.9766">
            <text:p>43.9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9.5999">
            <text:p>49.6</text:p>
          </table:table-cell>
          <table:table-cell office:value-type="float" office:value="41.9579">
            <text:p>41.9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7.5548">
            <text:p>47.55</text:p>
          </table:table-cell>
          <table:table-cell office:value-type="float" office:value="40.2288">
            <text:p>40.2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7.012">
            <text:p>47.01</text:p>
          </table:table-cell>
          <table:table-cell office:value-type="float" office:value="39.2831">
            <text:p>39.2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7.0249">
            <text:p>47.02</text:p>
          </table:table-cell>
          <table:table-cell office:value-type="float" office:value="39.8565">
            <text:p>39.8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7.8356">
            <text:p>47.84</text:p>
          </table:table-cell>
          <table:table-cell office:value-type="float" office:value="39.6638">
            <text:p>39.6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6.6557">
            <text:p>46.66</text:p>
          </table:table-cell>
          <table:table-cell office:value-type="float" office:value="39.522">
            <text:p>39.5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.2432">
            <text:p>48.24</text:p>
          </table:table-cell>
          <table:table-cell office:value-type="float" office:value="39.8512">
            <text:p>39.8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26.2302">
            <text:p>326.23</text:p>
          </table:table-cell>
          <table:table-cell office:value-type="float" office:value="39.4742">
            <text:p>39.4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1.2088">
            <text:p>101.21</text:p>
          </table:table-cell>
          <table:table-cell office:value-type="float" office:value="38.8376">
            <text:p>38.8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4.5021">
            <text:p>84.5</text:p>
          </table:table-cell>
          <table:table-cell office:value-type="float" office:value="39.4592">
            <text:p>39.4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2.8868">
            <text:p>72.89</text:p>
          </table:table-cell>
          <table:table-cell office:value-type="float" office:value="39.8057">
            <text:p>39.8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9.6218">
            <text:p>69.62</text:p>
          </table:table-cell>
          <table:table-cell office:value-type="float" office:value="39.8313">
            <text:p>39.8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0.3099">
            <text:p>70.31</text:p>
          </table:table-cell>
          <table:table-cell office:value-type="float" office:value="39.2209">
            <text:p>39.2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0.2224">
            <text:p>70.22</text:p>
          </table:table-cell>
          <table:table-cell office:value-type="float" office:value="41.1459">
            <text:p>41.1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3.3803">
            <text:p>83.38</text:p>
          </table:table-cell>
          <table:table-cell office:value-type="float" office:value="40.1113">
            <text:p>40.1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6.4399">
            <text:p>76.44</text:p>
          </table:table-cell>
          <table:table-cell office:value-type="float" office:value="39.3001">
            <text:p>39.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2.7251">
            <text:p>72.73</text:p>
          </table:table-cell>
          <table:table-cell office:value-type="float" office:value="42.2">
            <text:p>42.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9.5899">
            <text:p>69.59</text:p>
          </table:table-cell>
          <table:table-cell office:value-type="float" office:value="40.4169">
            <text:p>40.4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7.624">
            <text:p>67.62</text:p>
          </table:table-cell>
          <table:table-cell office:value-type="float" office:value="38.2745">
            <text:p>38.2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7.758">
            <text:p>67.76</text:p>
          </table:table-cell>
          <table:table-cell office:value-type="float" office:value="38.5133">
            <text:p>38.5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1.4547">
            <text:p>71.45</text:p>
          </table:table-cell>
          <table:table-cell office:value-type="float" office:value="38.9409">
            <text:p>38.9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9.3316">
            <text:p>69.33</text:p>
          </table:table-cell>
          <table:table-cell office:value-type="float" office:value="39.3748">
            <text:p>39.3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3.0901">
            <text:p>83.09</text:p>
          </table:table-cell>
          <table:table-cell office:value-type="float" office:value="39.4383">
            <text:p>39.4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2171.0604">
            <text:p>12171.06</text:p>
          </table:table-cell>
          <table:table-cell office:value-type="float" office:value="38.0752">
            <text:p>38.0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31.0068">
            <text:p>131.01</text:p>
          </table:table-cell>
          <table:table-cell office:value-type="float" office:value="44.8671">
            <text:p>44.8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14.7182">
            <text:p>114.72</text:p>
          </table:table-cell>
          <table:table-cell office:value-type="float" office:value="40.3688">
            <text:p>40.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6.0139">
            <text:p>96.01</text:p>
          </table:table-cell>
          <table:table-cell office:value-type="float" office:value="39.5012">
            <text:p>39.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7.5787">
            <text:p>107.58</text:p>
          </table:table-cell>
          <table:table-cell office:value-type="float" office:value="39.3778">
            <text:p>39.3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11.7913">
            <text:p>111.79</text:p>
          </table:table-cell>
          <table:table-cell office:value-type="float" office:value="39.1668">
            <text:p>39.1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1.8259">
            <text:p>101.83</text:p>
          </table:table-cell>
          <table:table-cell office:value-type="float" office:value="39.668">
            <text:p>39.6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4.0917">
            <text:p>84.09</text:p>
          </table:table-cell>
          <table:table-cell office:value-type="float" office:value="45.2882">
            <text:p>45.2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4.4142">
            <text:p>74.41</text:p>
          </table:table-cell>
          <table:table-cell office:value-type="float" office:value="96.5804">
            <text:p>96.5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3.3643">
            <text:p>73.36</text:p>
          </table:table-cell>
          <table:table-cell office:value-type="float" office:value="64.7774">
            <text:p>64.7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1.358">
            <text:p>91.36</text:p>
          </table:table-cell>
          <table:table-cell office:value-type="float" office:value="67.9956">
            <text:p>6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6.2844">
            <text:p>106.28</text:p>
          </table:table-cell>
          <table:table-cell office:value-type="float" office:value="48.8754">
            <text:p>48.8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7.0288">
            <text:p>107.03</text:p>
          </table:table-cell>
          <table:table-cell office:value-type="float" office:value="43.519">
            <text:p>43.5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2.1361">
            <text:p>92.14</text:p>
          </table:table-cell>
          <table:table-cell office:value-type="float" office:value="41.2075">
            <text:p>41.2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7.6438">
            <text:p>77.64</text:p>
          </table:table-cell>
          <table:table-cell office:value-type="float" office:value="41.4022">
            <text:p>41.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2.3813">
            <text:p>72.38</text:p>
          </table:table-cell>
          <table:table-cell office:value-type="float" office:value="40.7258">
            <text:p>40.7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9.8564">
            <text:p>69.86</text:p>
          </table:table-cell>
          <table:table-cell office:value-type="float" office:value="41.7641">
            <text:p>41.7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2.0549">
            <text:p>102.05</text:p>
          </table:table-cell>
          <table:table-cell office:value-type="float" office:value="40.3493">
            <text:p>40.3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9.8753">
            <text:p>109.88</text:p>
          </table:table-cell>
          <table:table-cell office:value-type="float" office:value="40.9297">
            <text:p>40.9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3.138">
            <text:p>103.14</text:p>
          </table:table-cell>
          <table:table-cell office:value-type="float" office:value="41.0269">
            <text:p>41.0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6.5535">
            <text:p>86.55</text:p>
          </table:table-cell>
          <table:table-cell office:value-type="float" office:value="40.8699">
            <text:p>40.8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.1627">
            <text:p>77.16</text:p>
          </table:table-cell>
          <table:table-cell office:value-type="float" office:value="66.7159">
            <text:p>66.7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1.5444">
            <text:p>71.54</text:p>
          </table:table-cell>
          <table:table-cell office:value-type="float" office:value="56.7742">
            <text:p>56.7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6.9768">
            <text:p>86.98</text:p>
          </table:table-cell>
          <table:table-cell office:value-type="float" office:value="45.8341">
            <text:p>45.8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53.4381">
            <text:p>653.44</text:p>
          </table:table-cell>
          <table:table-cell office:value-type="float" office:value="41.8013">
            <text:p>41.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9.7496">
            <text:p>139.75</text:p>
          </table:table-cell>
          <table:table-cell office:value-type="float" office:value="41.7652">
            <text:p>41.7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6.1679">
            <text:p>116.17</text:p>
          </table:table-cell>
          <table:table-cell office:value-type="float" office:value="40.1154">
            <text:p>40.1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21.5859">
            <text:p>121.59</text:p>
          </table:table-cell>
          <table:table-cell office:value-type="float" office:value="40.2543">
            <text:p>40.2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.2667">
            <text:p>105.27</text:p>
          </table:table-cell>
          <table:table-cell office:value-type="float" office:value="39.2419">
            <text:p>39.2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4.8058">
            <text:p>94.81</text:p>
          </table:table-cell>
          <table:table-cell office:value-type="float" office:value="39.9908">
            <text:p>39.9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9.9023">
            <text:p>109.9</text:p>
          </table:table-cell>
          <table:table-cell office:value-type="float" office:value="39.5385">
            <text:p>39.5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9.9155">
            <text:p>109.92</text:p>
          </table:table-cell>
          <table:table-cell office:value-type="float" office:value="39.4506">
            <text:p>39.4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0.5444">
            <text:p>100.54</text:p>
          </table:table-cell>
          <table:table-cell office:value-type="float" office:value="47.2421">
            <text:p>47.2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1.6784">
            <text:p>101.68</text:p>
          </table:table-cell>
          <table:table-cell office:value-type="float" office:value="65.5425">
            <text:p>65.5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6.7149">
            <text:p>86.71</text:p>
          </table:table-cell>
          <table:table-cell office:value-type="float" office:value="48.2019">
            <text:p>48.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4.5242">
            <text:p>84.52</text:p>
          </table:table-cell>
          <table:table-cell office:value-type="float" office:value="42.1084">
            <text:p>42.1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0.5265">
            <text:p>90.53</text:p>
          </table:table-cell>
          <table:table-cell office:value-type="float" office:value="43.1238">
            <text:p>43.1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12.0063">
            <text:p>112.01</text:p>
          </table:table-cell>
          <table:table-cell office:value-type="float" office:value="86.1732">
            <text:p>86.1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02.1887">
            <text:p>102.19</text:p>
          </table:table-cell>
          <table:table-cell office:value-type="float" office:value="69.302">
            <text:p>69.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.7658">
            <text:p>95.77</text:p>
          </table:table-cell>
          <table:table-cell office:value-type="float" office:value="48.4847">
            <text:p>48.4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8.7285">
            <text:p>88.73</text:p>
          </table:table-cell>
          <table:table-cell office:value-type="float" office:value="48.0924">
            <text:p>48.0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15.2542">
            <text:p>115.25</text:p>
          </table:table-cell>
          <table:table-cell office:value-type="float" office:value="48.405">
            <text:p>48.4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9.6746">
            <text:p>99.67</text:p>
          </table:table-cell>
          <table:table-cell office:value-type="float" office:value="42.8568">
            <text:p>42.8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9.4875">
            <text:p>89.49</text:p>
          </table:table-cell>
          <table:table-cell office:value-type="float" office:value="41.0441">
            <text:p>41.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3">09/13/2010</text:date>, <text:time>16:0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printed-by>Brent Nix</meta:printed-by>
    <meta:print-date>2010-09-13T16:00:06</meta:print-date>
    <dc:date>2010-09-13T16:01:31</dc:date>
    <dc:creator>Brent Nix</dc:creator>
    <meta:editing-duration>PT01H01M15S</meta:editing-duration>
    <meta:editing-cycles>1</meta:editing-cycles>
    <meta:document-statistic meta:table-count="2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11cm" svg:height="20.702cm" xlink:href=".." chart:class="chart:line" chart:style-name="ch1">
        <chart:title svg:x="6.842cm" svg:y="0.415cm" chart:style-name="ch2">
          <text:p>Assignment 2</text:p>
        </chart:title>
        <chart:subtitle svg:x="7.127cm" svg:y="1.349cm" chart:style-name="ch3">
          <text:p>Experiment 1</text:p>
        </chart:subtitle>
        <chart:legend chart:legend-position="end" svg:x="12.205cm" svg:y="5.578cm" chart:style-name="ch4"/>
        <chart:plot-area chart:style-name="ch5" table:cell-range-address="Sheet1.A1:Sheet1.C101" chart:data-source-has-labels="both" svg:x="0.484cm" svg:y="2.181cm" svg:width="15.266cm" svg:height="16.886cm">
          <chart:axis chart:dimension="x" chart:name="primary-x" chart:style-name="ch6">
            <chart:title svg:x="8.204cm" svg:y="18.918cm" chart:style-name="ch7">
              <text:p>"n"</text:p>
            </chart:title>
            <chart:categories table:cell-range-address="Sheet1.A2:Sheet1.A101"/>
          </chart:axis>
          <chart:axis chart:dimension="y" chart:name="primary-y" chart:style-name="ch6">
            <chart:title svg:x="0.355cm" svg:y="11.12cm" chart:style-name="ch8">
              <text:p>"time in ns"</text:p>
            </chart:title>
            <chart:grid chart:style-name="ch9" chart:class="major"/>
          </chart:axis>
          <chart:series chart:style-name="ch10" chart:values-cell-range-address="Sheet1.B2:Sheet1.B101" chart:label-cell-address="Sheet1.B1:Sheet1.B1" chart:class="chart:line">
            <chart:data-point chart:repeated="100"/>
          </chart:series>
          <chart:series chart:style-name="ch11" chart:values-cell-range-address="Sheet1.C2:Sheet1.C101" chart:label-cell-address="Sheet1.C1:Sheet1.C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ArraySequence</text:p>
              </table:table-cell>
              <table:table-cell office:value-type="string">
                <text:p text:id="Sheet1.C1:Sheet1.C1">LinkedSequence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101">1</text:p>
              </table:table-cell>
              <table:table-cell office:value-type="float" office:value="949.5956">
                <text:p text:id="Sheet1.B2:Sheet1.B101">949.5956</text:p>
              </table:table-cell>
              <table:table-cell office:value-type="float" office:value="556.7236">
                <text:p text:id="Sheet1.C2:Sheet1.C101">556.72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5.0869">
                <text:p>375.0869</text:p>
              </table:table-cell>
              <table:table-cell office:value-type="float" office:value="661.7186">
                <text:p>661.71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.4556">
                <text:p>110.4556</text:p>
              </table:table-cell>
              <table:table-cell office:value-type="float" office:value="115.273">
                <text:p>115.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.1323">
                <text:p>109.1323</text:p>
              </table:table-cell>
              <table:table-cell office:value-type="float" office:value="122.1207">
                <text:p>122.1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.949">
                <text:p>108.949</text:p>
              </table:table-cell>
              <table:table-cell office:value-type="float" office:value="115.1911">
                <text:p>115.1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.2038">
                <text:p>108.2038</text:p>
              </table:table-cell>
              <table:table-cell office:value-type="float" office:value="720.4268">
                <text:p>720.4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.7371">
                <text:p>39.7371</text:p>
              </table:table-cell>
              <table:table-cell office:value-type="float" office:value="117.0332">
                <text:p>117.0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3273">
                <text:p>33.3273</text:p>
              </table:table-cell>
              <table:table-cell office:value-type="float" office:value="118.404">
                <text:p>118.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6416">
                <text:p>32.6416</text:p>
              </table:table-cell>
              <table:table-cell office:value-type="float" office:value="117.1469">
                <text:p>117.14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.9479">
                <text:p>32.9479</text:p>
              </table:table-cell>
              <table:table-cell office:value-type="float" office:value="253.6224">
                <text:p>253.62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6.5214">
                <text:p>706.5214</text:p>
              </table:table-cell>
              <table:table-cell office:value-type="float" office:value="47.7075">
                <text:p>47.7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7866">
                <text:p>58.7866</text:p>
              </table:table-cell>
              <table:table-cell office:value-type="float" office:value="46.262">
                <text:p>46.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2489">
                <text:p>50.2489</text:p>
              </table:table-cell>
              <table:table-cell office:value-type="float" office:value="49.964">
                <text:p>49.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.6926">
                <text:p>64.6926</text:p>
              </table:table-cell>
              <table:table-cell office:value-type="float" office:value="45.3847">
                <text:p>45.3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2369">
                <text:p>66.2369</text:p>
              </table:table-cell>
              <table:table-cell office:value-type="float" office:value="44.8292">
                <text:p>44.8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7609">
                <text:p>50.7609</text:p>
              </table:table-cell>
              <table:table-cell office:value-type="float" office:value="44.9988">
                <text:p>44.9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.3292">
                <text:p>47.3292</text:p>
              </table:table-cell>
              <table:table-cell office:value-type="float" office:value="44.7285">
                <text:p>44.72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992">
                <text:p>44.992</text:p>
              </table:table-cell>
              <table:table-cell office:value-type="float" office:value="45.5555">
                <text:p>45.5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.4462">
                <text:p>58.4462</text:p>
              </table:table-cell>
              <table:table-cell office:value-type="float" office:value="52.1393">
                <text:p>52.13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3001">
                <text:p>71.3001</text:p>
              </table:table-cell>
              <table:table-cell office:value-type="float" office:value="47.5777">
                <text:p>47.5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8.857">
                <text:p>278.857</text:p>
              </table:table-cell>
              <table:table-cell office:value-type="float" office:value="46.6065">
                <text:p>46.6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.4295">
                <text:p>97.4295</text:p>
              </table:table-cell>
              <table:table-cell office:value-type="float" office:value="46.17">
                <text:p>46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.5889">
                <text:p>78.5889</text:p>
              </table:table-cell>
              <table:table-cell office:value-type="float" office:value="46.9174">
                <text:p>46.9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.3829">
                <text:p>96.3829</text:p>
              </table:table-cell>
              <table:table-cell office:value-type="float" office:value="44.8625">
                <text:p>44.8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.496">
                <text:p>86.496</text:p>
              </table:table-cell>
              <table:table-cell office:value-type="float" office:value="45.2082">
                <text:p>45.20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.3229">
                <text:p>87.3229</text:p>
              </table:table-cell>
              <table:table-cell office:value-type="float" office:value="45.334">
                <text:p>45.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4.8208">
                <text:p>4444.8208</text:p>
              </table:table-cell>
              <table:table-cell office:value-type="float" office:value="44.9819">
                <text:p>44.98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.7808">
                <text:p>89.7808</text:p>
              </table:table-cell>
              <table:table-cell office:value-type="float" office:value="46.057">
                <text:p>46.0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.4264">
                <text:p>63.4264</text:p>
              </table:table-cell>
              <table:table-cell office:value-type="float" office:value="45.9012">
                <text:p>45.9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.7607">
                <text:p>54.7607</text:p>
              </table:table-cell>
              <table:table-cell office:value-type="float" office:value="45.7477">
                <text:p>45.7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.8259">
                <text:p>52.8259</text:p>
              </table:table-cell>
              <table:table-cell office:value-type="float" office:value="89.4875">
                <text:p>89.4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.4017">
                <text:p>52.4017</text:p>
              </table:table-cell>
              <table:table-cell office:value-type="float" office:value="55.2855">
                <text:p>55.2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.6828">
                <text:p>49.6828</text:p>
              </table:table-cell>
              <table:table-cell office:value-type="float" office:value="43.9766">
                <text:p>43.9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.5999">
                <text:p>49.5999</text:p>
              </table:table-cell>
              <table:table-cell office:value-type="float" office:value="41.9579">
                <text:p>41.95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5548">
                <text:p>47.5548</text:p>
              </table:table-cell>
              <table:table-cell office:value-type="float" office:value="40.2288">
                <text:p>40.22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.012">
                <text:p>47.012</text:p>
              </table:table-cell>
              <table:table-cell office:value-type="float" office:value="39.2831">
                <text:p>39.28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0249">
                <text:p>47.0249</text:p>
              </table:table-cell>
              <table:table-cell office:value-type="float" office:value="39.8565">
                <text:p>39.8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8356">
                <text:p>47.8356</text:p>
              </table:table-cell>
              <table:table-cell office:value-type="float" office:value="39.6638">
                <text:p>39.66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6557">
                <text:p>46.6557</text:p>
              </table:table-cell>
              <table:table-cell office:value-type="float" office:value="39.522">
                <text:p>39.5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2432">
                <text:p>48.2432</text:p>
              </table:table-cell>
              <table:table-cell office:value-type="float" office:value="39.8512">
                <text:p>39.85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6.2302">
                <text:p>326.2302</text:p>
              </table:table-cell>
              <table:table-cell office:value-type="float" office:value="39.4742">
                <text:p>39.4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.2088">
                <text:p>101.2088</text:p>
              </table:table-cell>
              <table:table-cell office:value-type="float" office:value="38.8376">
                <text:p>38.83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.5021">
                <text:p>84.5021</text:p>
              </table:table-cell>
              <table:table-cell office:value-type="float" office:value="39.4592">
                <text:p>39.45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.8868">
                <text:p>72.8868</text:p>
              </table:table-cell>
              <table:table-cell office:value-type="float" office:value="39.8057">
                <text:p>39.80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.6218">
                <text:p>69.6218</text:p>
              </table:table-cell>
              <table:table-cell office:value-type="float" office:value="39.8313">
                <text:p>39.83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.3099">
                <text:p>70.3099</text:p>
              </table:table-cell>
              <table:table-cell office:value-type="float" office:value="39.2209">
                <text:p>39.22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.2224">
                <text:p>70.2224</text:p>
              </table:table-cell>
              <table:table-cell office:value-type="float" office:value="41.1459">
                <text:p>41.14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.3803">
                <text:p>83.3803</text:p>
              </table:table-cell>
              <table:table-cell office:value-type="float" office:value="40.1113">
                <text:p>40.11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.4399">
                <text:p>76.4399</text:p>
              </table:table-cell>
              <table:table-cell office:value-type="float" office:value="39.3001">
                <text:p>39.3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7251">
                <text:p>72.7251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.5899">
                <text:p>69.5899</text:p>
              </table:table-cell>
              <table:table-cell office:value-type="float" office:value="40.4169">
                <text:p>40.41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.624">
                <text:p>67.624</text:p>
              </table:table-cell>
              <table:table-cell office:value-type="float" office:value="38.2745">
                <text:p>38.27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.758">
                <text:p>67.758</text:p>
              </table:table-cell>
              <table:table-cell office:value-type="float" office:value="38.5133">
                <text:p>38.5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.4547">
                <text:p>71.4547</text:p>
              </table:table-cell>
              <table:table-cell office:value-type="float" office:value="38.9409">
                <text:p>38.94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.3316">
                <text:p>69.3316</text:p>
              </table:table-cell>
              <table:table-cell office:value-type="float" office:value="39.3748">
                <text:p>39.37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3.0901">
                <text:p>83.0901</text:p>
              </table:table-cell>
              <table:table-cell office:value-type="float" office:value="39.4383">
                <text:p>39.43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171.0604">
                <text:p>12171.0604</text:p>
              </table:table-cell>
              <table:table-cell office:value-type="float" office:value="38.0752">
                <text:p>38.07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1.0068">
                <text:p>131.0068</text:p>
              </table:table-cell>
              <table:table-cell office:value-type="float" office:value="44.8671">
                <text:p>44.86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4.7182">
                <text:p>114.7182</text:p>
              </table:table-cell>
              <table:table-cell office:value-type="float" office:value="40.3688">
                <text:p>40.3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.0139">
                <text:p>96.0139</text:p>
              </table:table-cell>
              <table:table-cell office:value-type="float" office:value="39.5012">
                <text:p>39.50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7.5787">
                <text:p>107.5787</text:p>
              </table:table-cell>
              <table:table-cell office:value-type="float" office:value="39.3778">
                <text:p>39.3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1.7913">
                <text:p>111.7913</text:p>
              </table:table-cell>
              <table:table-cell office:value-type="float" office:value="39.1668">
                <text:p>39.1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1.8259">
                <text:p>101.8259</text:p>
              </table:table-cell>
              <table:table-cell office:value-type="float" office:value="39.668">
                <text:p>39.6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.0917">
                <text:p>84.0917</text:p>
              </table:table-cell>
              <table:table-cell office:value-type="float" office:value="45.2882">
                <text:p>45.28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.4142">
                <text:p>74.4142</text:p>
              </table:table-cell>
              <table:table-cell office:value-type="float" office:value="96.5804">
                <text:p>96.58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.3643">
                <text:p>73.3643</text:p>
              </table:table-cell>
              <table:table-cell office:value-type="float" office:value="64.7774">
                <text:p>64.77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.358">
                <text:p>91.358</text:p>
              </table:table-cell>
              <table:table-cell office:value-type="float" office:value="67.9956">
                <text:p>67.99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.2844">
                <text:p>106.2844</text:p>
              </table:table-cell>
              <table:table-cell office:value-type="float" office:value="48.8754">
                <text:p>48.8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7.0288">
                <text:p>107.0288</text:p>
              </table:table-cell>
              <table:table-cell office:value-type="float" office:value="43.519">
                <text:p>43.5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.1361">
                <text:p>92.1361</text:p>
              </table:table-cell>
              <table:table-cell office:value-type="float" office:value="41.2075">
                <text:p>41.20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.6438">
                <text:p>77.6438</text:p>
              </table:table-cell>
              <table:table-cell office:value-type="float" office:value="41.4022">
                <text:p>41.40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.3813">
                <text:p>72.3813</text:p>
              </table:table-cell>
              <table:table-cell office:value-type="float" office:value="40.7258">
                <text:p>40.72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.8564">
                <text:p>69.8564</text:p>
              </table:table-cell>
              <table:table-cell office:value-type="float" office:value="41.7641">
                <text:p>41.76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2.0549">
                <text:p>102.0549</text:p>
              </table:table-cell>
              <table:table-cell office:value-type="float" office:value="40.3493">
                <text:p>40.34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9.8753">
                <text:p>109.8753</text:p>
              </table:table-cell>
              <table:table-cell office:value-type="float" office:value="40.9297">
                <text:p>40.92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3.138">
                <text:p>103.138</text:p>
              </table:table-cell>
              <table:table-cell office:value-type="float" office:value="41.0269">
                <text:p>41.02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.5535">
                <text:p>86.5535</text:p>
              </table:table-cell>
              <table:table-cell office:value-type="float" office:value="40.8699">
                <text:p>40.86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1627">
                <text:p>77.1627</text:p>
              </table:table-cell>
              <table:table-cell office:value-type="float" office:value="66.7159">
                <text:p>66.71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.5444">
                <text:p>71.5444</text:p>
              </table:table-cell>
              <table:table-cell office:value-type="float" office:value="56.7742">
                <text:p>56.77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.9768">
                <text:p>86.9768</text:p>
              </table:table-cell>
              <table:table-cell office:value-type="float" office:value="45.8341">
                <text:p>45.83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3.4381">
                <text:p>653.4381</text:p>
              </table:table-cell>
              <table:table-cell office:value-type="float" office:value="41.8013">
                <text:p>41.80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9.7496">
                <text:p>139.7496</text:p>
              </table:table-cell>
              <table:table-cell office:value-type="float" office:value="41.7652">
                <text:p>41.7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6.1679">
                <text:p>116.1679</text:p>
              </table:table-cell>
              <table:table-cell office:value-type="float" office:value="40.1154">
                <text:p>40.11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1.5859">
                <text:p>121.5859</text:p>
              </table:table-cell>
              <table:table-cell office:value-type="float" office:value="40.2543">
                <text:p>40.25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.2667">
                <text:p>105.2667</text:p>
              </table:table-cell>
              <table:table-cell office:value-type="float" office:value="39.2419">
                <text:p>39.24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.8058">
                <text:p>94.8058</text:p>
              </table:table-cell>
              <table:table-cell office:value-type="float" office:value="39.9908">
                <text:p>39.99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9.9023">
                <text:p>109.9023</text:p>
              </table:table-cell>
              <table:table-cell office:value-type="float" office:value="39.5385">
                <text:p>39.53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9.9155">
                <text:p>109.9155</text:p>
              </table:table-cell>
              <table:table-cell office:value-type="float" office:value="39.4506">
                <text:p>39.4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.5444">
                <text:p>100.5444</text:p>
              </table:table-cell>
              <table:table-cell office:value-type="float" office:value="47.2421">
                <text:p>47.24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.6784">
                <text:p>101.6784</text:p>
              </table:table-cell>
              <table:table-cell office:value-type="float" office:value="65.5425">
                <text:p>65.54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.7149">
                <text:p>86.7149</text:p>
              </table:table-cell>
              <table:table-cell office:value-type="float" office:value="48.2019">
                <text:p>48.20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.5242">
                <text:p>84.5242</text:p>
              </table:table-cell>
              <table:table-cell office:value-type="float" office:value="42.1084">
                <text:p>42.10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.5265">
                <text:p>90.5265</text:p>
              </table:table-cell>
              <table:table-cell office:value-type="float" office:value="43.1238">
                <text:p>43.12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.0063">
                <text:p>112.0063</text:p>
              </table:table-cell>
              <table:table-cell office:value-type="float" office:value="86.1732">
                <text:p>86.17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.1887">
                <text:p>102.1887</text:p>
              </table:table-cell>
              <table:table-cell office:value-type="float" office:value="69.302">
                <text:p>69.3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.7658">
                <text:p>95.7658</text:p>
              </table:table-cell>
              <table:table-cell office:value-type="float" office:value="48.4847">
                <text:p>48.48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.7285">
                <text:p>88.7285</text:p>
              </table:table-cell>
              <table:table-cell office:value-type="float" office:value="48.0924">
                <text:p>48.09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5.2542">
                <text:p>115.2542</text:p>
              </table:table-cell>
              <table:table-cell office:value-type="float" office:value="48.405">
                <text:p>48.4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.6746">
                <text:p>99.6746</text:p>
              </table:table-cell>
              <table:table-cell office:value-type="float" office:value="42.8568">
                <text:p>42.85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.4875">
                <text:p>89.4875</text:p>
              </table:table-cell>
              <table:table-cell office:value-type="float" office:value="41.0441">
                <text:p>41.04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